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0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>
      <style:text-properties fo:font-weight="bold" style:font-weight-asian="bold" style:font-weight-complex="bold"/>
    </style:style>
    <style:style style:name="ce3" style:family="table-cell" style:parent-style-name="Default" style:data-style-name="N111">
      <style:text-properties style:font-name="Arial" fo:font-weight="bold" style:font-name-asian="DejaVu Sans" style:font-weight-asian="bold" style:font-name-complex="Lohit Hindi" style:font-weight-complex="bold"/>
    </style:style>
    <style:style style:name="ce4" style:family="table-cell" style:parent-style-name="Default" style:data-style-name="N110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style:font-name="Arial" fo:font-weight="bold" style:font-name-asian="DejaVu Sans" style:font-weight-asian="bold" style:font-name-complex="Lohit Hindi" style:font-weight-complex="bold"/>
    </style:style>
    <style:style style:name="ce7" style:family="table-cell" style:parent-style-name="Default" style:data-style-name="N112">
      <style:text-properties fo:font-weight="bold" style:font-weight-asian="bold" style:font-weight-complex="bold"/>
    </style:style>
    <style:style style:name="ce8" style:family="table-cell" style:parent-style-name="Default" style:data-style-name="N60"/>
    <style:style style:name="ce9" style:family="table-cell" style:parent-style-name="Default" style:data-style-name="N3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>
            <text:p>D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Vin</text:p>
          </table:table-cell>
          <table:table-cell table:style-name="ce1" office:value-type="string">
            <text:p>Iout</text:p>
          </table:table-cell>
          <table:table-cell table:style-name="ce1" office:value-type="string">
            <text:p>L</text:p>
          </table:table-cell>
          <table:table-cell table:style-name="ce1" office:value-type="string">
            <text:p>Vomin</text:p>
          </table:table-cell>
          <table:table-cell table:style-name="ce1" office:value-type="string">
            <text:p>Vomax</text:p>
          </table:table-cell>
        </table:table-row>
        <table:table-row table:style-name="ro1">
          <table:table-cell table:number-columns-repeated="2"/>
          <table:table-cell office:value-type="float" office:value="0.4">
            <text:p>0.4</text:p>
          </table:table-cell>
          <table:table-cell office:value-type="float" office:value="60000">
            <text:p>60000</text:p>
          </table:table-cell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Duty cycle = 0 % =&gt; Vout=Vin, Vout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L &gt; D * Vin * (1-D) / (freq * 2 * Iout )</text:p>
          </table:table-cell>
          <table:table-cell table:style-name="ce2" table:formula="of:=D*Vin*(1-D)/(Freq*Iout)*1000000" office:value-type="currency" office:currency="uH" office:value="33.3333333333333">
            <text:p>33.33 uH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freq&gt; D * Vin * (1-D) / (L * 2 * Iout )</text:p>
          </table:table-cell>
          <table:table-cell table:style-name="ce3" table:formula="of:=D*Vin*(1-D)/(L/1000000*Iout)" office:value-type="currency" office:currency="Hz" office:value="60606.0606060606">
            <text:p>60'606.06 Hz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Ipk = (Vinmax * D)/(f * L)</text:p>
          </table:table-cell>
          <table:table-cell table:style-name="ce4" table:formula="of:=Vin*D/(Freq*[.C6]/1000000)" office:value-type="currency" office:currency="A" office:value="1">
            <text:p>1.000 A</text:p>
          </table:table-cell>
          <table:table-cell table:number-columns-repeated="2"/>
          <table:table-cell table:formula="of:=8*1023/(50)" office:value-type="float" office:value="163.68">
            <text:p>163.68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Dmin = 1 – (Vimax/Vomin)</text:p>
          </table:table-cell>
          <table:table-cell table:style-name="ce5" table:formula="of:=1-(Vin/Vomin)" office:value-type="percentage" office:value="0.375">
            <text:p>37.50%</text:p>
          </table:table-cell>
          <table:table-cell table:style-name="ce7" table:formula="of:=255*[.C9]" office:value-type="currency" office:currency="PWM" office:value="95.625">
            <text:p>95.6 PWM</text:p>
          </table:table-cell>
          <table:table-cell/>
          <table:table-cell table:formula="of:=88/412" office:value-type="float" office:value="0.213592233009709">
            <text:p>0.213592233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Dmax = 1 – (Vimin/Vomax)</text:p>
          </table:table-cell>
          <table:table-cell table:style-name="ce6" table:formula="of:=1-(Vin/Vomax)" office:value-type="percentage" office:value="0.5">
            <text:p>50.00%</text:p>
          </table:table-cell>
          <table:table-cell table:style-name="ce7" table:formula="of:=255*[.C10]" office:value-type="currency" office:currency="PWM" office:value="127.5">
            <text:p>127.5 PWM</text:p>
          </table:table-cell>
          <table:table-cell/>
          <table:table-cell table:formula="of:=0.9/2" office:value-type="float" office:value="0.45">
            <text:p>0.4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412*5/1023" office:value-type="float" office:value="2.01368523949169">
            <text:p>2.013685239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88*5/1023" office:value-type="float" office:value="0.43010752688172">
            <text:p>0.430107526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style-name="ce8" office:value-type="float" office:value="0.00001">
            <text:p>1.00E-005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9" table:formula="of:=1/[.F15]" office:value-type="float" office:value="100000">
            <text:p>100'000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9" office:value-type="float" office:value="16000000">
            <text:p>16'000'000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9" table:formula="of:=[.F17]/256" office:value-type="float" office:value="62500">
            <text:p>62'500</text:p>
          </table:table-cell>
          <table:table-cell table:number-columns-repeated="3"/>
        </table:table-row>
      </table:table>
      <table:named-expressions>
        <table:named-range table:name="D" table:base-cell-address="$Feuille1.$C$3" table:cell-range-address="$Feuille1.$C$3"/>
        <table:named-range table:name="Freq" table:base-cell-address="$Feuille1.$D$3" table:cell-range-address="$Feuille1.$D$3"/>
        <table:named-range table:name="Iout" table:base-cell-address="$Feuille1.$F$3" table:cell-range-address="$Feuille1.$F$3"/>
        <table:named-range table:name="L" table:base-cell-address="$Feuille1.$G$3" table:cell-range-address="$Feuille1.$G$3"/>
        <table:named-range table:name="Vin" table:base-cell-address="$Feuille1.$E$3" table:cell-range-address="$Feuille1.$E$3"/>
        <table:named-range table:name="Vomax" table:base-cell-address="$Feuille1.$I$3" table:cell-range-address="$Feuille1.$I$3"/>
        <table:named-range table:name="Vomin" table:base-cell-address="$Feuille1.$H$3" table:cell-range-address="$Feuille1.$H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2" number:min-integer-digits="9" number:grouping="true"/>
    </number:number-style>
    <number:number-style style:name="N107">
      <number:number number:decimal-places="5" number:min-integer-digits="6" number:grouping="true"/>
    </number:number-style>
    <number:currency-style style:name="N108">
      <number:number number:decimal-places="2" number:min-integer-digits="2" number:grouping="true"/>
      <number:text> </number:text>
      <number:currency-symbol>uH</number:currency-symbol>
    </number:currency-style>
    <number:currency-style style:name="N109">
      <number:number number:decimal-places="3" number:min-integer-digits="2" number:grouping="true"/>
      <number:text> </number:text>
      <number:currency-symbol>A</number:currency-symbol>
    </number:currency-style>
    <number:currency-style style:name="N110">
      <number:number number:decimal-places="3" number:min-integer-digits="1" number:grouping="true"/>
      <number:text> </number:text>
      <number:currency-symbol>A</number:currency-symbol>
    </number:currency-style>
    <number:currency-style style:name="N111">
      <number:number number:decimal-places="2" number:min-integer-digits="1" number:grouping="true"/>
      <number:text> </number:text>
      <number:currency-symbol>Hz</number:currency-symbol>
    </number:currency-style>
    <number:currency-style style:name="N112">
      <number:number number:decimal-places="1" number:min-integer-digits="1"/>
      <number:text> </number:text>
      <number:currency-symbol>PWM</number:currency-symbol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leto </meta:initial-creator>
    <meta:creation-date>2013-07-24T10:02:23</meta:creation-date>
    <dc:date>2013-07-31T00:13:10</dc:date>
    <dc:creator>evaleto </dc:creator>
    <meta:editing-duration>P6DT13H58M38S</meta:editing-duration>
    <meta:editing-cycles>4</meta:editing-cycles>
    <meta:generator>LibreOffice/4.0.2.2$Linux_x86 LibreOffice_project/400m0$Build-2</meta:generator>
    <meta:document-statistic meta:table-count="1" meta:cell-count="36" meta:object-count="0"/>
  </office:meta>
</office:document-meta>
</file>